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XDoc.performFinis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ewXDoc.doFinish( String containerName , String fileName , IProgressMonitor moni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ewXDoc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XDoc.init( IWorkbench workbench , IStructured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XDoc.throwCor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wXDoc.NewX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XDoc.run( IProgressMonitor mon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XDoc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XDoc.createFile( IResource resource , String fileName , IProgressMonitor mon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